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05.57mm"/>
    </style:style>
    <style:style style:name="co1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124.9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fo:border="0.06pt solid #000000"/>
      <style:text-properties style:text-position="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9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2" style:family="table-cell" style:parent-style-name="Default" style:data-style-name="N1">
      <style:table-cell-properties fo:background-color="#b2b2b2" fo:border="0.06pt solid #000000"/>
    </style:style>
    <style:style style:name="ce13" style:family="table-cell" style:parent-style-name="Default" style:data-style-name="N0">
      <style:table-cell-properties fo:background-color="#b2b2b2" fo:border="0.06pt solid #000000"/>
    </style:style>
    <style:style style:name="ce14" style:family="table-cell" style:parent-style-name="Default" style:data-style-name="N0">
      <style:table-cell-properties fo:background-color="#b2b2b2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00" fo:border="0.06pt solid 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4" table:visibility="collapse" table:default-cell-style-name="ce6"/>
        <table:table-column table:style-name="co1" table:visibility="collapse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3" table:number-columns-repeated="1019" table:default-cell-style-name="ce6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1" table:default-cell-style-name="ce6"/>
        <table:table-column table:style-name="co7" table:default-cell-style-name="ce6"/>
        <table:table-column table:style-name="co1" table:number-columns-repeated="10" table:default-cell-style-name="ce6"/>
        <table:table-column table:style-name="co3" table:number-columns-repeated="3" table:default-cell-style-name="ce6"/>
        <table:table-column table:style-name="co1" table:default-cell-style-name="ce6"/>
        <table:table-column table:style-name="co3" table:number-columns-repeated="1007" table:default-cell-style-name="ce6"/>
        <table:table-column table:style-name="co3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Estudiante</text:p>
          </table:table-cell>
          <table:table-cell table:style-name="ce8" office:value-type="string" calcext:value-type="string">
            <text:p>Mapa conceptual introducción a los tipos de datos y a las estructuras de datos</text:p>
          </table:table-cell>
          <table:table-cell table:style-name="ce8" office:value-type="string" calcext:value-type="string">
            <text:p>Exposicioes arreglos</text:p>
          </table:table-cell>
          <table:table-cell table:style-name="ce8" office:value-type="string" calcext:value-type="string">
            <text:p>Datos primitivos (práctica áulica)</text:p>
          </table:table-cell>
          <table:table-cell table:style-name="ce8" office:value-type="string" calcext:value-type="string">
            <text:p>Practica arrglos bidimensonales (calificaciones)</text:p>
          </table:table-cell>
          <table:table-cell table:style-name="ce8" office:value-type="string" calcext:value-type="string">
            <text:p>Arreglos bidimensionales</text:p>
          </table:table-cell>
          <table:table-cell table:style-name="ce8" office:value-type="string" calcext:value-type="string">
            <text:p>Arreglos tridimensionales</text:p>
          </table:table-cell>
          <table:table-cell table:style-name="ce8" office:value-type="string" calcext:value-type="string">
            <text:p>Arreglo de registros con arreglo (Nuevo)</text:p>
          </table:table-cell>
          <table:table-cell table:style-name="ce8" office:value-type="string" calcext:value-type="string">
            <text:p>Arreglos de registros con arreglos</text:p>
          </table:table-cell>
          <table:table-cell table:style-name="ce8" office:value-type="string" calcext:value-type="string">
            <text:p>Implementación de algoritmos de ordenamiento</text:p>
          </table:table-cell>
          <table:table-cell table:style-name="ce8" office:value-type="string" calcext:value-type="string">
            <text:p>Lista Simple Enlazada</text:p>
          </table:table-cell>
          <table:table-cell table:style-name="ce8" office:value-type="string" calcext:value-type="string">
            <text:p>Implementación de una lista doblemente ligada</text:p>
          </table:table-cell>
          <table:table-cell table:style-name="ce8" office:value-type="string" calcext:value-type="string">
            <text:p>Puntos tareas y prácticas</text:p>
          </table:table-cell>
          <table:table-cell table:style-name="ce11" office:value-type="string" calcext:value-type="string">
            <text:p>Promedio tareas y prácticas</text:p>
          </table:table-cell>
          <table:table-cell table:style-name="ce8" office:value-type="string" calcext:value-type="string">
            <text:p>Examen (exposiciones)</text:p>
          </table:table-cell>
          <table:table-cell table:style-name="ce11" office:value-type="string" calcext:value-type="string">
            <text:p>Promedio examen</text:p>
          </table:table-cell>
          <table:table-cell table:style-name="ce8" office:value-type="string" calcext:value-type="string">
            <text:p>Puntos proyecto</text:p>
          </table:table-cell>
          <table:table-cell table:style-name="ce11" office:value-type="string" calcext:value-type="string">
            <text:p>Promedio proyecto</text:p>
          </table:table-cell>
          <table:table-cell table:style-name="ce11" office:value-type="string" calcext:value-type="string">
            <text:p>Atuoevaluación</text:p>
          </table:table-cell>
          <table:table-cell table:style-name="ce14" office:value-type="string" calcext:value-type="string">
            <text:p>Calificacion final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1 217898914 AVENDAÑO GARCIA ITZEL GUADALUPE IDMM</text:p>
          </table:table-cell>
          <table:table-cell table:style-name="ce7"/>
          <table:table-cell table:number-columns-repeated="4"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10" table:formula="of:=SUM([.C5:.M5])/11" office:value-type="float" office:value="45.4545454545455" calcext:value-type="float">
            <text:p>45</text:p>
          </table:table-cell>
          <table:table-cell table:style-name="ce12" table:formula="of:=([.N5]*SUM([Hoja1.E$1:.E$2])/[Hoja1.E$6])" office:value-type="float" office:value="27.2727272727273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5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5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5];[.Q5];[.S5];[.T5])" office:value-type="float" office:value="42.2727272727273" calcext:value-type="float">
            <text:p>42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2 217898922 CARRILLO MERCADER ALEXA IDMM</text:p>
          </table:table-cell>
          <table:table-cell table:style-name="ce7"/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number-columns-repeated="4"/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10" table:formula="of:=SUM([.C6:.M6])/11" office:value-type="float" office:value="35.4545454545455" calcext:value-type="float">
            <text:p>35</text:p>
          </table:table-cell>
          <table:table-cell table:style-name="ce12" table:formula="of:=([.N6]*SUM([Hoja1.E$1:.E$2])/[Hoja1.E$6])" office:value-type="float" office:value="21.2727272727273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6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6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6];[.Q6];[.S6];[.T6])" office:value-type="float" office:value="36.2727272727273" calcext:value-type="float">
            <text:p>36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3 217856162 CASTILLO NUÑO JOSUE ALEJANDRO IDMM</text:p>
          </table:table-cell>
          <table:table-cell table:number-columns-repeated="11" table:style-name="ce7" office:value-type="float" office:value="100" calcext:value-type="float">
            <text:p>100</text:p>
          </table:table-cell>
          <table:table-cell table:style-name="ce10" table:formula="of:=SUM([.C7:.M7])/11" office:value-type="float" office:value="100" calcext:value-type="float">
            <text:p>100</text:p>
          </table:table-cell>
          <table:table-cell table:style-name="ce12" table:formula="of:=([.N7]*SUM([Hoja1.E$1:.E$2])/[Hoja1.E$6])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7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7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7];[.Q7];[.S7];[.T7])" office:value-type="float" office:value="75" calcext:value-type="float">
            <text:p>75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4 217856189 ESTRADA DE LOS SANTOS LAURA ELENA IDMM</text:p>
          </table:table-cell>
          <table:table-cell table:style-name="ce7"/>
          <table:table-cell table:number-columns-repeated="2" table:style-name="ce7" office:value-type="float" office:value="100" calcext:value-type="float">
            <text:p>100</text:p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number-columns-repeated="3" table:style-name="ce7" office:value-type="float" office:value="100" calcext:value-type="float">
            <text:p>100</text:p>
          </table:table-cell>
          <table:table-cell table:style-name="ce10" table:formula="of:=SUM([.C8:.M8])/11" office:value-type="float" office:value="54.5454545454546" calcext:value-type="float">
            <text:p>55</text:p>
          </table:table-cell>
          <table:table-cell table:style-name="ce12" table:formula="of:=([.N8]*SUM([Hoja1.E$1:.E$2])/[Hoja1.E$6])" office:value-type="float" office:value="32.7272727272727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8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8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8];[.Q8];[.S8];[.T8])" office:value-type="float" office:value="47.7272727272727" calcext:value-type="float">
            <text:p>48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5 211628605 GARCIA LOPEZ BRYAN ISMAEL IDMM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table:number-columns-repeated="4"/>
          <table:table-cell table:style-name="ce7" office:value-type="float" office:value="100" calcext:value-type="float">
            <text:p>100</text:p>
          </table:table-cell>
          <table:table-cell table:style-name="ce7"/>
          <table:table-cell table:number-columns-repeated="2" table:style-name="ce7" office:value-type="float" office:value="100" calcext:value-type="float">
            <text:p>100</text:p>
          </table:table-cell>
          <table:table-cell table:style-name="ce7"/>
          <table:table-cell table:style-name="ce10" table:formula="of:=SUM([.C9:.M9])/11" office:value-type="float" office:value="45.4545454545455" calcext:value-type="float">
            <text:p>45</text:p>
          </table:table-cell>
          <table:table-cell table:style-name="ce12" table:formula="of:=([.N9]*SUM([Hoja1.E$1:.E$2])/[Hoja1.E$6])" office:value-type="float" office:value="27.2727272727273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9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9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9];[.Q9];[.S9];[.T9])" office:value-type="float" office:value="42.2727272727273" calcext:value-type="float">
            <text:p>42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6 213636567 GOMEZ REYES JOSE FERNANDO IDMM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number-columns-repeated="5"/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10" table:formula="of:=SUM([.C10:.M10])/11" office:value-type="float" office:value="36.3636363636364" calcext:value-type="float">
            <text:p>36</text:p>
          </table:table-cell>
          <table:table-cell table:style-name="ce12" table:formula="of:=([.N10]*SUM([Hoja1.E$1:.E$2])/[Hoja1.E$6])" office:value-type="float" office:value="21.8181818181818" calcext:value-type="float">
            <text:p>22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10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10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10];[.Q10];[.S10];[.T10])" office:value-type="float" office:value="36.8181818181818" calcext:value-type="float">
            <text:p>37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7 217898949 GONZALEZ CRUZ MIGUEL ANGEL IDMM</text:p>
          </table:table-cell>
          <table:table-cell table:number-columns-repeated="6"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3" table:style-name="ce7" office:value-type="float" office:value="100" calcext:value-type="float">
            <text:p>100</text:p>
          </table:table-cell>
          <table:table-cell table:style-name="ce10" table:formula="of:=SUM([.C11:.M11])/11" office:value-type="float" office:value="81.8181818181818" calcext:value-type="float">
            <text:p>82</text:p>
          </table:table-cell>
          <table:table-cell table:style-name="ce12" table:formula="of:=([.N11]*SUM([Hoja1.E$1:.E$2])/[Hoja1.E$6])" office:value-type="float" office:value="49.0909090909091" calcext:value-type="float">
            <text:p>49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11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11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11];[.Q11];[.S11];[.T11])" office:value-type="float" office:value="64.0909090909091" calcext:value-type="float">
            <text:p>64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8 211503721 LOPEZ MARTINEZ EDUARDO SALVADOR IDMM</text:p>
          </table:table-cell>
          <table:table-cell table:style-name="ce7"/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7" office:value-type="float" office:value="100" calcext:value-type="float">
            <text:p>100</text:p>
          </table:table-cell>
          <table:table-cell table:style-name="ce7"/>
          <table:table-cell table:number-columns-repeated="3" table:style-name="ce7" office:value-type="float" office:value="100" calcext:value-type="float">
            <text:p>100</text:p>
          </table:table-cell>
          <table:table-cell table:style-name="ce10" table:formula="of:=SUM([.C12:.M12])/11" office:value-type="float" office:value="63.6363636363636" calcext:value-type="float">
            <text:p>64</text:p>
          </table:table-cell>
          <table:table-cell table:style-name="ce12" table:formula="of:=([.N12]*SUM([Hoja1.E$1:.E$2])/[Hoja1.E$6])" office:value-type="float" office:value="38.1818181818182" calcext:value-type="float">
            <text:p>38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12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12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12];[.Q12];[.S12];[.T12])" office:value-type="float" office:value="53.1818181818182" calcext:value-type="float">
            <text:p>53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09 214684751 TABARES CASTRO DAVID ALONSO IDMM</text:p>
          </table:table-cell>
          <table:table-cell table:style-name="ce7"/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9"/>
          <table:table-cell table:style-name="ce7" table:number-columns-repeated="2"/>
          <table:table-cell table:style-name="ce10" table:formula="of:=SUM([.C13:.M13])/11" office:value-type="float" office:value="43.6363636363636" calcext:value-type="float">
            <text:p>44</text:p>
          </table:table-cell>
          <table:table-cell table:style-name="ce12" table:formula="of:=([.N13]*SUM([Hoja1.E$1:.E$2])/[Hoja1.E$6])" office:value-type="float" office:value="26.1818181818182" calcext:value-type="float">
            <text:p>26</text:p>
          </table:table-cell>
          <table:table-cell table:style-name="ce9"/>
          <table:table-cell table:style-name="ce13" table:formula="of:=([.P13]*[Hoja1.E$3])/[Hoja1.E$6]" office:value-type="float" office:value="0" calcext:value-type="float">
            <text:p>0</text:p>
          </table:table-cell>
          <table:table-cell table:style-name="ce7"/>
          <table:table-cell table:style-name="ce12" table:formula="of:=([.R13]*[Hoja1.E$5])/[Hoja1.E$6]" office:value-type="float" office:value="0" calcext:value-type="float">
            <text:p>0</text:p>
          </table:table-cell>
          <table:table-cell table:style-name="ce12"/>
          <table:table-cell table:style-name="ce15" table:formula="of:=SUM([.O13];[.Q13];[.S13];[.T13])" office:value-type="float" office:value="26.1818181818182" calcext:value-type="float">
            <text:p>26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10 217856197 VARGAS REYES JESUS IDMM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table:number-columns-repeated="4"/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style-name="ce10" table:formula="of:=SUM([.C14:.M14])/11" office:value-type="float" office:value="45.4545454545455" calcext:value-type="float">
            <text:p>45</text:p>
          </table:table-cell>
          <table:table-cell table:style-name="ce12" table:formula="of:=([.N14]*SUM([Hoja1.E$1:.E$2])/[Hoja1.E$6])" office:value-type="float" office:value="27.2727272727273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14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14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14];[.Q14];[.S14];[.T14])" office:value-type="float" office:value="42.2727272727273" calcext:value-type="float">
            <text:p>42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11 214403884 VAZQUEZ GARCIA LUIS FERNANDO IDMM</text:p>
          </table:table-cell>
          <table:table-cell table:number-columns-repeated="7" table:style-name="ce7" office:value-type="float" office:value="100" calcext:value-type="float">
            <text:p>100</text:p>
          </table:table-cell>
          <table:table-cell table:style-name="ce7"/>
          <table:table-cell table:number-columns-repeated="3" table:style-name="ce7" office:value-type="float" office:value="100" calcext:value-type="float">
            <text:p>100</text:p>
          </table:table-cell>
          <table:table-cell table:style-name="ce10" table:formula="of:=SUM([.C15:.M15])/11" office:value-type="float" office:value="90.9090909090909" calcext:value-type="float">
            <text:p>91</text:p>
          </table:table-cell>
          <table:table-cell table:style-name="ce12" table:formula="of:=([.N15]*SUM([Hoja1.E$1:.E$2])/[Hoja1.E$6])" office:value-type="float" office:value="54.5454545454545" calcext:value-type="float">
            <text:p>55</text:p>
          </table:table-cell>
          <table:table-cell table:style-name="ce7" office:value-type="float" office:value="100" calcext:value-type="float">
            <text:p>100</text:p>
          </table:table-cell>
          <table:table-cell table:style-name="ce13" table:formula="of:=([.P15]*[Hoja1.E$3])/[Hoja1.E$6]" office:value-type="float" office:value="15" calcext:value-type="float">
            <text:p>15</text:p>
          </table:table-cell>
          <table:table-cell table:style-name="ce7"/>
          <table:table-cell table:style-name="ce12" table:formula="of:=([.R15]*[Hoja1.E$5])/[Hoja1.E$6]" office:value-type="float" office:value="0" calcext:value-type="float">
            <text:p>0</text:p>
          </table:table-cell>
          <table:table-cell table:style-name="ce12"/>
          <table:table-cell table:style-name="ce12" table:formula="of:=SUM([.O15];[.Q15];[.S15];[.T15])" office:value-type="float" office:value="69.5454545454545" calcext:value-type="float">
            <text:p>70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stencia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Estudiante</text:p>
          </table:table-cell>
          <table:table-cell table:style-name="ce5" office:value-type="string" calcext:value-type="string">
            <text:p>Agosto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covered-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01 217898914 AVENDAÑO GARCIA ITZEL GUADALUPE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2 217898922 CARRILLO MERCADER ALEXA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3 217856162 CASTILLO NUÑO JOSUE ALEJANDR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4 217856189 ESTRADA DE LOS SANTOS LAURA ELENA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5 211628605 GARCIA LOPEZ BRYAN ISMAEL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6 213636567 GOMEZ REYES JOSE FERNAND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7 217898949 GONZALEZ CRUZ MIGUEL ANGEL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8 211503721 LOPEZ MARTINEZ EDUARDO SALVADOR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09 214684751 TABARES CASTRO DAVID ALONS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10 217856197 VARGAS REYES JESUS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11 214403884 VAZQUEZ GARCIA LUIS FERNANDO IDMM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7:29:14.0699742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1-26T07:38:22.542687358</dc:date>
    <meta:editing-cycles>28</meta:editing-cycles>
    <meta:editing-duration>PT12H17M26S</meta:editing-duration>
    <meta:document-statistic meta:table-count="3" meta:cell-count="225" meta:object-count="0"/>
  </office:meta>
</office:document-meta>
</file>